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da403" officeooo:paragraph-rsid="001da403"/>
    </style:style>
    <style:style style:name="P2" style:family="paragraph" style:parent-style-name="Standard">
      <style:text-properties officeooo:rsid="001da403" officeooo:paragraph-rsid="001f56c6"/>
    </style:style>
    <style:style style:name="P3" style:family="paragraph" style:parent-style-name="Standard">
      <style:text-properties officeooo:rsid="001f56c6" officeooo:paragraph-rsid="001f56c6"/>
    </style:style>
    <style:style style:name="P4" style:family="paragraph" style:parent-style-name="Standard">
      <style:text-properties officeooo:rsid="001ffc71" officeooo:paragraph-rsid="001ffc71"/>
    </style:style>
    <style:style style:name="P5" style:family="paragraph" style:parent-style-name="Standard">
      <style:text-properties officeooo:rsid="00209101" officeooo:paragraph-rsid="00209101"/>
    </style:style>
    <style:style style:name="P6" style:family="paragraph" style:parent-style-name="Standard">
      <style:text-properties officeooo:rsid="0021648a" officeooo:paragraph-rsid="0021648a"/>
    </style:style>
    <style:style style:name="P7" style:family="paragraph" style:parent-style-name="Standard">
      <style:text-properties officeooo:rsid="00224fda" officeooo:paragraph-rsid="00224fda"/>
    </style:style>
    <style:style style:name="P8" style:family="paragraph" style:parent-style-name="Standard">
      <style:text-properties officeooo:rsid="001ffc71" officeooo:paragraph-rsid="001ffc71"/>
    </style:style>
    <style:style style:name="P9" style:family="paragraph" style:parent-style-name="Standard">
      <style:text-properties officeooo:rsid="001ffc71" officeooo:paragraph-rsid="002573c1"/>
    </style:style>
    <style:style style:name="P10" style:family="paragraph" style:parent-style-name="Standard">
      <style:text-properties officeooo:rsid="002573c1" officeooo:paragraph-rsid="002573c1"/>
    </style:style>
    <style:style style:name="T1" style:family="text">
      <style:text-properties officeooo:rsid="002081b8"/>
    </style:style>
    <style:style style:name="T2" style:family="text">
      <style:text-properties officeooo:rsid="002573c1"/>
    </style:style>
    <style:style style:name="T3" style:family="text">
      <style:text-properties officeooo:rsid="00209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nes 17:30-21:</text:p>
      <text:p text:style-name="P1"><text:tab/>Electronica aplicada G.A. - <text:span text:style-name="T1">legui</text:span></text:p>
      <text:p text:style-name="P1"><text:tab/>Instalaciones industriales G.B. - <text:span text:style-name="T1">legui</text:span></text:p>
      <text:p text:style-name="P1">Martes 17:30-21:</text:p>
      <text:p text:style-name="P1"><text:tab/>Electronica aplicada G.B. - <text:span text:style-name="T1">legui</text:span></text:p>
      <text:p text:style-name="P2"><text:tab/>Instalaciones industriales G.A. - <text:span text:style-name="T1">legui</text:span></text:p>
      <text:p text:style-name="P3">Miercoles 17:30-21:</text:p>
      <text:p text:style-name="P3"><text:tab/>Sistemas de comunicacion – <text:span text:style-name="T1">legui</text:span></text:p>
      <text:p text:style-name="P6">Jueves ???:</text:p>
      <text:p text:style-name="P6"><text:tab/>Practicas profesionalisantes - bustos</text:p>
      <text:p text:style-name="P4">Jueves 17:30-<text:span text:style-name="T2">19:10:</text:span></text:p>
      <text:p text:style-name="P9"><text:tab/><text:span text:style-name="T2">S</text:span><text:span text:style-name="T3">eg e higiene – </text:span><text:span text:style-name="T2">cuella</text:span></text:p>
      <text:p text:style-name="P10">Jueves 19:20 21:00:</text:p>
      <text:p text:style-name="P10"><text:span text:style-name="T3"><text:tab/></text:span>E<text:span text:style-name="T3">mprendedorismo - </text:span>cuella</text:p>
      <text:p text:style-name="P4"><text:tab/>Sistemas de control?? - <text:span text:style-name="T1">perez</text:span></text:p>
      <text:p text:style-name="P7">Viernes 7:30-11:50 o 13:00-17:20:</text:p>
      <text:p text:style-name="P7"><text:tab/>Proyectos y diseños electronico</text:p>
      <text:p text:style-name="P5">Viernes 17:30-21: ?</text:p>
      <text:p text:style-name="P5"><text:tab/>emprendedorismo ?</text:p>
      <text:p text:style-name="P5"><text:tab/>seg e higiene ?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7:57.033918973</meta:creation-date>
    <dc:date>2022-03-03T19:37:29.639750915</dc:date>
    <meta:editing-duration>PT19M40S</meta:editing-duration>
    <meta:editing-cycles>9</meta:editing-cycles>
    <meta:generator>LibreOffice/7.3.0.3$Linux_X86_64 LibreOffice_project/30$Build-3</meta:generator>
    <meta:document-statistic meta:table-count="0" meta:image-count="0" meta:object-count="0" meta:page-count="1" meta:paragraph-count="20" meta:word-count="70" meta:character-count="514" meta:non-whitespace-character-count="450"/>
  </office:meta>
</office:document-meta>
</file>